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5.888cm"/>
    </style:style>
    <style:style style:name="co3" style:family="table-column">
      <style:table-column-properties fo:break-before="auto" style:column-width="6.502cm"/>
    </style:style>
    <style:style style:name="co4" style:family="table-column">
      <style:table-column-properties fo:break-before="auto" style:column-width="12.864cm"/>
    </style:style>
    <style:style style:name="co5" style:family="table-column">
      <style:table-column-properties fo:break-before="auto" style:column-width="5.0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9.4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4.921cm"/>
    </style:style>
    <style:style style:name="co19" style:family="table-column">
      <style:table-column-properties fo:break-before="auto" style:column-width="5.142cm"/>
    </style:style>
    <style:style style:name="co20" style:family="table-column">
      <style:table-column-properties fo:break-before="auto" style:column-width="1.713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11.832cm"/>
    </style:style>
    <style:style style:name="co23" style:family="table-column">
      <style:table-column-properties fo:break-before="auto" style:column-width="1.658cm"/>
    </style:style>
    <style:style style:name="co24" style:family="table-column">
      <style:table-column-properties fo:break-before="auto" style:column-width="2.127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4.064cm"/>
    </style:style>
    <style:style style:name="co27" style:family="table-column">
      <style:table-column-properties fo:break-before="auto" style:column-width="4.479cm"/>
    </style:style>
    <style:style style:name="co28" style:family="table-column">
      <style:table-column-properties fo:break-before="auto" style:column-width="4.699cm"/>
    </style:style>
    <style:style style:name="co29" style:family="table-column">
      <style:table-column-properties fo:break-before="auto" style:column-width="2.461cm"/>
    </style:style>
    <style:style style:name="co30" style:family="table-column">
      <style:table-column-properties fo:break-before="auto" style:column-width="2.792cm"/>
    </style:style>
    <style:style style:name="co31" style:family="table-column">
      <style:table-column-properties fo:break-before="auto" style:column-width="3.455cm"/>
    </style:style>
    <style:style style:name="co32" style:family="table-column">
      <style:table-column-properties fo:break-before="auto" style:column-width="4.09cm"/>
    </style:style>
    <style:style style:name="co33" style:family="table-column">
      <style:table-column-properties fo:break-before="auto" style:column-width="3.041cm"/>
    </style:style>
    <style:style style:name="co34" style:family="table-column">
      <style:table-column-properties fo:break-before="auto" style:column-width="3.233cm"/>
    </style:style>
    <style:style style:name="co35" style:family="table-column">
      <style:table-column-properties fo:break-before="auto" style:column-width="4.616cm"/>
    </style:style>
    <style:style style:name="co36" style:family="table-column">
      <style:table-column-properties fo:break-before="auto" style:column-width="1.99cm"/>
    </style:style>
    <style:style style:name="co37" style:family="table-column">
      <style:table-column-properties fo:break-before="auto" style:column-width="2.626cm"/>
    </style:style>
    <style:style style:name="co38" style:family="table-column">
      <style:table-column-properties fo:break-before="auto" style:column-width="4.644cm"/>
    </style:style>
    <style:style style:name="co39" style:family="table-column">
      <style:table-column-properties fo:break-before="auto" style:column-width="4.173cm"/>
    </style:style>
    <style:style style:name="co40" style:family="table-column">
      <style:table-column-properties fo:break-before="auto" style:column-width="5.916cm"/>
    </style:style>
    <style:style style:name="co41" style:family="table-column">
      <style:table-column-properties fo:break-before="auto" style:column-width="4.755cm"/>
    </style:style>
    <style:style style:name="co42" style:family="table-column">
      <style:table-column-properties fo:break-before="auto" style:column-width="3.013cm"/>
    </style:style>
    <style:style style:name="co43" style:family="table-column">
      <style:table-column-properties fo:break-before="auto" style:column-width="2.847cm"/>
    </style:style>
    <style:style style:name="co44" style:family="table-column">
      <style:table-column-properties fo:break-before="auto" style:column-width="3.291cm"/>
    </style:style>
    <style:style style:name="co45" style:family="table-column">
      <style:table-column-properties fo:break-before="auto" style:column-width="1.796cm"/>
    </style:style>
    <style:style style:name="co46" style:family="table-column">
      <style:table-column-properties fo:break-before="auto" style:column-width="3.484cm"/>
    </style:style>
    <style:style style:name="co47" style:family="table-column">
      <style:table-column-properties fo:break-before="auto" style:column-width="3.704cm"/>
    </style:style>
    <style:style style:name="co48" style:family="table-column">
      <style:table-column-properties fo:break-before="auto" style:column-width="3.373cm"/>
    </style:style>
    <style:style style:name="co49" style:family="table-column">
      <style:table-column-properties fo:break-before="auto" style:column-width="3.87cm"/>
    </style:style>
    <style:style style:name="co50" style:family="table-column">
      <style:table-column-properties fo:break-before="auto" style:column-width="5.556cm"/>
    </style:style>
    <style:style style:name="co51" style:family="table-column">
      <style:table-column-properties fo:break-before="auto" style:column-width="2.985cm"/>
    </style:style>
    <style:style style:name="co52" style:family="table-column">
      <style:table-column-properties fo:break-before="auto" style:column-width="2.653cm"/>
    </style:style>
    <style:style style:name="co53" style:family="table-column">
      <style:table-column-properties fo:break-before="auto" style:column-width="8.682cm"/>
    </style:style>
    <style:style style:name="co54" style:family="table-column">
      <style:table-column-properties fo:break-before="auto" style:column-width="3.732cm"/>
    </style:style>
    <style:style style:name="co55" style:family="table-column">
      <style:table-column-properties fo:break-before="auto" style:column-width="3.427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1.852cm"/>
    </style:style>
    <style:style style:name="co58" style:family="table-column">
      <style:table-column-properties fo:break-before="auto" style:column-width="3.759cm"/>
    </style:style>
    <style:style style:name="co59" style:family="table-column">
      <style:table-column-properties fo:break-before="auto" style:column-width="2.958cm"/>
    </style:style>
    <style:style style:name="co60" style:family="table-column">
      <style:table-column-properties fo:break-before="auto" style:column-width="7.851cm"/>
    </style:style>
    <style:style style:name="co61" style:family="table-column">
      <style:table-column-properties fo:break-before="auto" style:column-width="5.473cm"/>
    </style:style>
    <style:style style:name="co62" style:family="table-column">
      <style:table-column-properties fo:break-before="auto" style:column-width="1.769cm"/>
    </style:style>
    <style:style style:name="co63" style:family="table-column">
      <style:table-column-properties fo:break-before="auto" style:column-width="2.709cm"/>
    </style:style>
    <style:style style:name="co64" style:family="table-column">
      <style:table-column-properties fo:break-before="auto" style:column-width="3.207cm"/>
    </style:style>
    <style:style style:name="co65" style:family="table-column">
      <style:table-column-properties fo:break-before="auto" style:column-width="3.179cm"/>
    </style:style>
    <style:style style:name="co66" style:family="table-column">
      <style:table-column-properties fo:break-before="auto" style:column-width="2.764cm"/>
    </style:style>
    <style:style style:name="co67" style:family="table-column">
      <style:table-column-properties fo:break-before="auto" style:column-width="3.344cm"/>
    </style:style>
    <style:style style:name="co68" style:family="table-column">
      <style:table-column-properties fo:break-before="auto" style:column-width="3.787cm"/>
    </style:style>
    <style:style style:name="co69" style:family="table-column">
      <style:table-column-properties fo:break-before="auto" style:column-width="4.533cm"/>
    </style:style>
    <style:style style:name="co70" style:family="table-column">
      <style:table-column-properties fo:break-before="auto" style:column-width="1.686cm"/>
    </style:style>
    <style:style style:name="co71" style:family="table-column">
      <style:table-column-properties fo:break-before="auto" style:column-width="4.256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6.239cm" fo:break-before="auto" style:use-optimal-row-height="false"/>
    </style:style>
    <style:style style:name="ro5" style:family="table-row">
      <style:table-row-properties style:row-height="5.475cm" fo:break-before="auto" style:use-optimal-row-height="false"/>
    </style:style>
    <style:style style:name="ro6" style:family="table-row">
      <style:table-row-properties style:row-height="2.868cm" fo:break-before="auto" style:use-optimal-row-height="false"/>
    </style:style>
    <style:style style:name="ro7" style:family="table-row">
      <style:table-row-properties style:row-height="2.21cm" fo:break-before="auto" style:use-optimal-row-height="false"/>
    </style:style>
    <style:style style:name="ro8" style:family="table-row">
      <style:table-row-properties style:row-height="3.895cm" fo:break-before="auto" style:use-optimal-row-height="false"/>
    </style:style>
    <style:style style:name="ro9" style:family="table-row">
      <style:table-row-properties style:row-height="4.449cm" fo:break-before="auto" style:use-optimal-row-height="false"/>
    </style:style>
    <style:style style:name="ro10" style:family="table-row">
      <style:table-row-properties style:row-height="4.632cm" fo:break-before="auto" style:use-optimal-row-height="false"/>
    </style:style>
    <style:style style:name="ro11" style:family="table-row">
      <style:table-row-properties style:row-height="4.027cm" fo:break-before="auto" style:use-optimal-row-height="false"/>
    </style:style>
    <style:style style:name="ro12" style:family="table-row">
      <style:table-row-properties style:row-height="6.107cm" fo:break-before="auto" style:use-optimal-row-height="fals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894cm" fo:break-before="auto" style:use-optimal-row-height="false"/>
    </style:style>
    <style:style style:name="ro15" style:family="table-row">
      <style:table-row-properties style:row-height="0.446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fo:font-weight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e6" fo:wrap-option="wrap" fo:border="0.002cm solid #000000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e6" fo:wrap-option="wrap" fo:border="0.002cm solid #000000" style:vertical-align="top"/>
      <style:text-properties fo:font-weight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lign="top" style:shrink-to-fit="true" style:vertical-align="middle"/>
      <style:paragraph-properties fo:margin-left="0cm"/>
      <style:text-properties style:text-outline="false" style:text-line-through-style="none" style:font-name="Courier New" fo:font-size="10pt" fo:language="none" fo:country="none" fo:font-style="normal" fo:text-shadow="none" style:text-underline-style="none" style:text-und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fo:hyphenate="false"/>
    </style:style>
    <style:style style:name="ce17" style:family="table-cell" style:parent-style-name="Default">
      <style:table-cell-properties fo:wrap-option="wrap" fo:border="0.002cm solid #000000" style:vertical-align="middle"/>
      <style:text-properties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8" style:family="table-cell" style:parent-style-name="Default">
      <style:table-cell-properties fo:wrap-option="wrap" fo:border="none" style:vertical-align="top"/>
    </style:style>
    <style:style style:name="ce19" style:family="table-cell" style:parent-style-name="Default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00ff" fo:font-weight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/>
      <style:text-properties fo:color="#0000ff" fo:font-weight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color="#0000ff" fo:font-weight="bold"/>
    </style:style>
    <style:style style:name="ce24" style:family="table-cell" style:parent-style-name="Defaul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ce25" style:family="table-cell" style:parent-style-name="Default">
      <style:text-properties fo:color="#0000ff" fo:font-weight="bold"/>
    </style:style>
    <style:style style:name="ce26" style:family="table-cell" style:parent-style-name="Default">
      <style:text-properties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8" style:family="table-cell" style:parent-style-name="Default">
      <style:table-cell-properties fo:wrap-option="wrap"/>
      <style:text-properties fo:color="#0000ff" fo:font-weight="bold"/>
    </style:style>
    <style:style style:name="ce29" style:family="table-cell" style:parent-style-name="Default" style:data-style-name="N107"/>
    <style:style style:name="ce30" style:family="table-cell" style:parent-style-name="Default" style:data-style-name="N41"/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T1" style:family="text">
      <style:text-properties fo:color="#7e004b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spreadsheet>
      <table:table table:name="master_shee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ce19"/>
        <table:table-column table:style-name="co6" table:default-cell-style-name="Default"/>
        <table:table-row table:style-name="ro1">
          <table:table-cell table:style-name="ce1" office:value-type="string">
            <text:p>RNAL: DB model ver 1.2, uzorak podataka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Redni broj</text:p>
          </table:table-cell>
          <table:table-cell table:style-name="ce10" office:value-type="string">
            <text:p>Opis</text:p>
          </table:table-cell>
          <table:table-cell table:style-name="ce10" office:value-type="string">
            <text:p>Dodatne napomene</text:p>
          </table:table-cell>
          <table:table-cell table:style-name="ce15" office:value-type="string">
            <text:p>SQL upit</text:p>
          </table:table-cell>
          <table:table-cell table:style-name="ce20" office:value-type="string">
            <text:p>Linkovi na uzorke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string">
            <text:p>Pregled artikala sortiranih po elementima i dodatnim atributi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6" office:value-type="string">
            <text:p><text:span text:style-name="T1">select</text:span><text:span text:style-name="T2"> </text:span></text:p>
            <text:p><text:span text:style-name="T2">art.art_id, </text:span></text:p>
            <text:p><text:span text:style-name="T2">art.match_code</text:span><text:span text:style-name="T2">, </text:span></text:p>
            <text:p><text:span text:style-name="T2">art.art_desc, </text:span></text:p>
            <text:p><text:span text:style-name="T2">gr_a.gr_attrib</text:span><text:span text:style-name="T2">_desc, </text:span><text:span text:style-name="T2">gr_a_v.gr_attr</text:span><text:span text:style-name="T2">ib_val_desc </text:span></text:p>
            <text:p><text:span text:style-name="T1">from</text:span><text:span text:style-name="T2"> articles </text:span><text:span text:style-name="T2">art </text:span></text:p>
            <text:p><text:span text:style-name="T1">left</text:span><text:span text:style-name="T2"> </text:span><text:span text:style-name="T1">join</text:span><text:span text:style-name="T2"> </text:span><text:span text:style-name="T2">elements el </text:span><text:span text:style-name="T1">on</text:span><text:span text:style-name="T2"> </text:span><text:span text:style-name="T2">art.art_id = </text:span><text:span text:style-name="T2">el.art_id </text:span></text:p>
            <text:p><text:span text:style-name="T1">left</text:span><text:span text:style-name="T2"> </text:span><text:span text:style-name="T1">join</text:span><text:span text:style-name="T2"> </text:span><text:span text:style-name="T2">elem_attribs </text:span><text:span text:style-name="T2">el_a </text:span><text:span text:style-name="T1">on</text:span><text:span text:style-name="T2"> </text:span><text:span text:style-name="T2">el.elem_id = </text:span><text:span text:style-name="T2">el_a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</text:span><text:span text:style-name="T2">vals gr_a_v </text:span><text:span text:style-name="T1">on</text:span><text:span text:style-name="T2"> </text:span><text:span text:style-name="T2">el_a.gr_attrib</text:span><text:span text:style-name="T2">_val_id = </text:span><text:span text:style-name="T2">gr_a_v.gr_attr</text:span><text:span text:style-name="T2">ib_val_id </text:span></text:p>
            <text:p><text:span text:style-name="T1">left</text:span><text:span text:style-name="T2"> </text:span><text:span text:style-name="T1">join</text:span><text:span text:style-name="T2"> </text:span><text:span text:style-name="T2">group_attribs </text:span><text:span text:style-name="T2">gr_a </text:span><text:span text:style-name="T1">on</text:span><text:span text:style-name="T2"> </text:span><text:span text:style-name="T2">gr_a_v.gr_attr</text:span><text:span text:style-name="T2">ib_id = </text:span><text:span text:style-name="T2">gr_a.gr_attrib</text:span><text:span text:style-name="T2">_id </text:span></text:p>
          </table:table-cell>
          <table:table-cell table:style-name="ce21" table:formula="oooc:=HYPERLINK(&quot;#articles_1.A1&quot;;&quot;LINK&quot;)" office:value-type="string" office:string-value="LINK">
            <text:p>LINK</text:p>
          </table:table-cell>
          <table:table-cell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regled artikala sortiranih po elementima i dodatnim operacija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art.art_id, </text:span></text:p>
            <text:p><text:span text:style-name="T3">art.match_code</text:span><text:span text:style-name="T3">, </text:span></text:p>
            <text:p><text:span text:style-name="T3">art.art_desc, </text:span></text:p>
            <text:p><text:span text:style-name="T3">a_o.add_op_des</text:span><text:span text:style-name="T3">c,</text:span></text:p>
            <text:p><text:span text:style-name="T3">a_o_a.add_op_a</text:span><text:span text:style-name="T3">ttrib_desc</text:span></text:p>
            <text:p><text:span text:style-name="T1">from</text:span><text:span text:style-name="T2"> articles </text:span><text:span text:style-name="T2">art </text:span></text:p>
            <text:p><text:span text:style-name="T1">left</text:span><text:span text:style-name="T2"> </text:span><text:span text:style-name="T1">join</text:span><text:span text:style-name="T2"> </text:span><text:span text:style-name="T2">elements el </text:span><text:span text:style-name="T1">on</text:span><text:span text:style-name="T2"> </text:span><text:span text:style-name="T2">art.art_id = </text:span><text:span text:style-name="T2">el.art_id </text:span></text:p>
            <text:p><text:span text:style-name="T1">left</text:span><text:span text:style-name="T2"> </text:span><text:span text:style-name="T1">join</text:span><text:span text:style-name="T2"> </text:span><text:span text:style-name="T2">elem_ops el_o </text:span><text:span text:style-name="T1">on</text:span><text:span text:style-name="T2"> el.elem_id </text:span><text:span text:style-name="T2">= el_o.elem_id </text:span></text:p>
            <text:p><text:span text:style-name="T1">left</text:span><text:span text:style-name="T2"> </text:span><text:span text:style-name="T1">join</text:span><text:span text:style-name="T2"> </text:span><text:span text:style-name="T2">add_ops a_o </text:span><text:span text:style-name="T1">on</text:span><text:span text:style-name="T2"> </text:span><text:span text:style-name="T2">el_o.add_op_id </text:span><text:span text:style-name="T2">= </text:span><text:span text:style-name="T2">a_o.add_op_id</text:span></text:p>
            <text:p><text:span text:style-name="T1">left</text:span><text:span text:style-name="T2"> </text:span><text:span text:style-name="T1">join</text:span><text:span text:style-name="T2"> </text:span><text:span text:style-name="T2">add_ops_attrib</text:span><text:span text:style-name="T2">s a_o_a </text:span><text:span text:style-name="T1">on</text:span><text:span text:style-name="T2"> </text:span><text:span text:style-name="T2">el_o.add_op_at</text:span><text:span text:style-name="T2">trib_id = </text:span><text:span text:style-name="T2">a_o_a.add_op_a</text:span><text:span text:style-name="T2">ttrib_id</text:span></text:p>
          </table:table-cell>
          <table:table-cell table:style-name="ce21" table:formula="oooc:=HYPERLINK(&quot;#articles_2.A1&quot;;&quot;LINK&quot;)" office:value-type="string" office:string-value="LINK">
            <text:p>LINK</text:p>
          </table:table-cell>
          <table:table-cell table:style-name="ce24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2" office:value-type="string">
            <text:p>Pregled tabele documents</text:p>
          </table:table-cell>
          <table:table-cell table:style-name="ce12" office:value-type="string">
            <text:p><text:s/>- Datum: 30.11.2006</text:p>
            <text:p><text:s/>- Verzija: 1.2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uments</text:span></text:p>
          </table:table-cell>
          <table:table-cell table:style-name="ce21" table:formula="oooc:=HYPERLINK(&quot;#documents_1.A1&quot;;&quot;LINK&quot;)" office:value-type="string" office:string-value="LINK">
            <text:p>LINK</text:p>
          </table:table-cell>
          <table:table-cell/>
        </table:table-row>
        <table:table-row table:style-name="ro7">
          <table:table-cell table:style-name="ce5" office:value-type="float" office:value="4">
            <text:p>4</text:p>
          </table:table-cell>
          <table:table-cell table:style-name="ce12" office:value-type="string">
            <text:p>Pregled tabele docs_items</text:p>
          </table:table-cell>
          <table:table-cell table:style-name="ce12" office:value-type="string">
            <text:p/>
            <text:p><text:s/>- Datum: 30.11.2006</text:p>
            <text:p><text:s/>- Verzija: 1.2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</text:span><text:span text:style-name="T2">docs_item</text:span><text:span text:style-name="T4">s</text:span></text:p>
          </table:table-cell>
          <table:table-cell table:style-name="ce21" table:formula="oooc:=HYPERLINK(&quot;#docs_items_1.A1&quot;;&quot;LINK&quot;)" office:value-type="string" office:string-value="LINK">
            <text:p>LINK</text:p>
          </table:table-cell>
          <table:table-cell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12" office:value-type="string">
            <text:p>Pregled dokumenata sa pregledom osnovnih podataka narucioca, kontakti, datum isporuke itd...</text:p>
          </table:table-cell>
          <table:table-cell table:style-name="ce12" office:value-type="string">
            <text:p><text:s/>- Datum: 31.10.2006</text:p>
            <text:p><text:s/>- Verzija: 1.0</text:p>
          </table:table-cell>
          <table:table-cell table:style-name="ce17" office:value-type="string">
            <text:p>select <text:s/></text:p>
            <text:p>doc.doc_no, doc.doc_date, doc.doc_delivery_date, doc.doc_delivery_time, doc.doc_shipment_place, cus.cust_desc, con.cont_desc, doc.doc_pay_id, doc.doc_priority, doc.doc_status </text:p>
            <text:p>from documents doc left join customers cus on doc.cust_id = cus.cust_id left join contacts con on doc.cont_id = con.cont_id</text:p>
          </table:table-cell>
          <table:table-cell table:style-name="ce21" table:formula="oooc:=HYPERLINK(&quot;#documents_2.A1&quot;;&quot;LINK&quot;)" office:value-type="string" office:string-value="LINK">
            <text:p>LINK</text:p>
          </table:table-cell>
          <table:table-cell/>
        </table:table-row>
        <table:table-row table:style-name="ro9">
          <table:table-cell table:style-name="ce5" office:value-type="float" office:value="6">
            <text:p>6</text:p>
          </table:table-cell>
          <table:table-cell table:style-name="ce12" office:value-type="string">
            <text:p>Pregled stavki dokumenta sortiranih po broju stavke, artiklu te atributima stavke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  <text:p/>
            <text:p>Uslov upita je broj dokumenta, u primjeru su podaci za broj dokumenta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i.doc_item_no</text:span><text:span text:style-name="T3">,</text:span></text:p>
            <text:p><text:span text:style-name="T3">di.art_id,</text:span></text:p>
            <text:p><text:span text:style-name="T3">art.art_desc,</text:span></text:p>
            <text:p><text:span text:style-name="T3">di.doc_item_he</text:span><text:span text:style-name="T3">igh,</text:span></text:p>
            <text:p><text:span text:style-name="T3">di.doc_item_wi</text:span><text:span text:style-name="T3">dth,</text:span></text:p>
            <text:p><text:span text:style-name="T3">di.doc_item_qt</text:span><text:span text:style-name="T3">ty</text:span></text:p>
            <text:p><text:span text:style-name="T1">from</text:span><text:span text:style-name="T2"> </text:span><text:span text:style-name="T2">docs_items di</text:span></text:p>
            <text:p><text:span text:style-name="T1">left</text:span><text:span text:style-name="T2"> </text:span><text:span text:style-name="T1">join</text:span><text:span text:style-name="T2"> </text:span><text:span text:style-name="T2">articles art </text:span><text:span text:style-name="T1">on</text:span><text:span text:style-name="T2"> di.art_id = </text:span><text:span text:style-name="T2">art.art_id</text:span></text:p>
            <text:p><text:span text:style-name="T1">where</text:span><text:span text:style-name="T2"> </text:span><text:span text:style-name="T2">di.doc_no = </text:span><text:span text:style-name="T5">1</text:span></text:p>
          </table:table-cell>
          <table:table-cell table:style-name="ce21" table:formula="oooc:=HYPERLINK(&quot;#docs_items_2.A1&quot;;&quot;LINK&quot;)" office:value-type="string" office:string-value="LINK">
            <text:p>LINK</text:p>
          </table:table-cell>
          <table:table-cell/>
        </table:table-row>
        <table:table-row table:style-name="ro10">
          <table:table-cell table:style-name="ce5" office:value-type="float" office:value="7">
            <text:p>7</text:p>
          </table:table-cell>
          <table:table-cell table:style-name="ce12" office:value-type="string">
            <text:p>Pregled relacije customers/contacts</text:p>
          </table:table-cell>
          <table:table-cell table:style-name="ce12" office:value-type="string"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con.cont_id,</text:span></text:p>
            <text:p><text:span text:style-name="T2">con.cont_desc,</text:span></text:p>
            <text:p><text:span text:style-name="T2">cus.cust_id,</text:span></text:p>
            <text:p><text:span text:style-name="T2">cus.cust_desc,</text:span></text:p>
            <text:p><text:span text:style-name="T2">cus.cust_addr,</text:span></text:p>
            <text:p><text:span text:style-name="T2">cus.cust_tel,</text:span></text:p>
            <text:p><text:span text:style-name="T2">con.cont_tel,</text:span></text:p>
            <text:p><text:span text:style-name="T2">con.cont_add_d</text:span><text:span text:style-name="T2">esc</text:span></text:p>
            <text:p><text:span text:style-name="T1">from</text:span><text:span text:style-name="T2"> contacts </text:span><text:span text:style-name="T2">con</text:span></text:p>
            <text:p><text:span text:style-name="T1">left</text:span><text:span text:style-name="T2"> </text:span><text:span text:style-name="T1">join</text:span><text:span text:style-name="T2"> </text:span><text:span text:style-name="T2">customers cus </text:span><text:span text:style-name="T1">on</text:span><text:span text:style-name="T2"> con.cust_id </text:span><text:span text:style-name="T2">= cus.cust_i</text:span><text:span text:style-name="T6">d</text:span></text:p>
          </table:table-cell>
          <table:table-cell table:style-name="ce21" table:formula="oooc:=HYPERLINK(&quot;#contacts_customers.A1&quot;;&quot;LINK&quot;)" office:value-type="string" office:string-value="LINK">
            <text:p>LINK</text:p>
          </table:table-cell>
          <table:table-cell/>
        </table:table-row>
        <table:table-row table:style-name="ro11">
          <table:table-cell table:style-name="ce5" office:value-type="float" office:value="8">
            <text:p>8</text:p>
          </table:table-cell>
          <table:table-cell table:style-name="ce12" office:value-type="string">
            <text:p>Pregled tabele logiranih promjena nad dokumentom</text:p>
          </table:table-cell>
          <table:table-cell table:style-name="ce12" office:value-type="string">
            <text:p/>
            <text:p/>
            <text:p/>
            <text:p><text:s/>- Datum: 1.11.2006</text:p>
            <text:p><text:s/>- Verzija: 1.0</text:p>
            <text:p/>
            <text:p>Uslov pregleda je broj dokumenta, u ovom slučaju doc_no =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*</text:span></text:p>
            <text:p><text:span text:style-name="T1">from</text:span><text:span text:style-name="T2"> docs_log </text:span><text:span text:style-name="T2">dl</text:span></text:p>
            <text:p><text:span text:style-name="T1">left</text:span><text:span text:style-name="T2"> </text:span><text:span text:style-name="T1">join</text:span><text:span text:style-name="T2"> </text:span><text:span text:style-name="T2">docs_log_items </text:span><text:span text:style-name="T2">dli </text:span><text:span text:style-name="T1">on</text:span><text:span text:style-name="T2"> </text:span><text:span text:style-name="T2">dl.doc_no = </text:span><text:span text:style-name="T2">dli.doc_no </text:span><text:span text:style-name="T1">and</text:span><text:span text:style-name="T2"> </text:span><text:span text:style-name="T2">dl.doc_log_no </text:span><text:span text:style-name="T2">= </text:span><text:span text:style-name="T2">dli.doc_log_no</text:span></text:p>
            <text:p><text:span text:style-name="T1">where</text:span><text:span text:style-name="T2"> doc_no = </text:span><text:span text:style-name="T5">1</text:span></text:p>
            <text:p><text:span text:style-name="T1">order</text:span><text:span text:style-name="T2"> </text:span><text:span text:style-name="T1">by</text:span><text:span text:style-name="T2"> </text:span><text:span text:style-name="T2">doc_no, </text:span><text:span text:style-name="T2">doc_log_no, </text:span><text:span text:style-name="T2">doc_log_item_n</text:span><text:span text:style-name="T2">o</text:span></text:p>
          </table:table-cell>
          <table:table-cell table:style-name="ce21" table:formula="oooc:=HYPERLINK(&quot;#docs_log_1.A1&quot;;&quot;LINK&quot;)" office:value-type="string" office:string-value="LINK">
            <text:p>LINK</text:p>
          </table:table-cell>
          <table:table-cell/>
        </table:table-row>
        <table:table-row table:style-name="ro12">
          <table:table-cell table:style-name="ce5" office:value-type="float" office:value="9">
            <text:p>9</text:p>
          </table:table-cell>
          <table:table-cell table:style-name="ce12" office:value-type="string">
            <text:p>Pregled artikala kojima je neki od elemenata tip = float clear</text:p>
          </table:table-cell>
          <table:table-cell table:style-name="ce12" office:value-type="string">
            <text:p/>
            <text:p/>
            <text:p/>
            <text:p><text:s/>- Datum: 01.11.2006</text:p>
            <text:p><text:s/>- Verzija: 1.0</text:p>
            <text:p/>
            <text:p>Za uslov bitne vrijednosti:</text:p>
            <text:p><text:s text:c="2"/>- gr_attrib_id</text:p>
            <text:p><text:s text:c="2"/>- gr_attrib_val_id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art.art_id,</text:span></text:p>
            <text:p><text:span text:style-name="T2">art.match_code</text:span><text:span text:style-name="T2">,</text:span></text:p>
            <text:p><text:span text:style-name="T2">art.art_desc</text:span></text:p>
            <text:p><text:span text:style-name="T1">from</text:span><text:span text:style-name="T2"> articles </text:span><text:span text:style-name="T2">art</text:span></text:p>
            <text:p><text:span text:style-name="T1">left</text:span><text:span text:style-name="T2"> </text:span><text:span text:style-name="T1">join</text:span><text:span text:style-name="T2"> </text:span><text:span text:style-name="T2">elements el </text:span><text:span text:style-name="T1">on</text:span><text:span text:style-name="T2"> </text:span><text:span text:style-name="T2">art.art_id = </text:span><text:span text:style-name="T2">el.art_id</text:span></text:p>
            <text:p><text:span text:style-name="T1">left</text:span><text:span text:style-name="T2"> </text:span><text:span text:style-name="T1">join</text:span><text:span text:style-name="T2"> </text:span><text:span text:style-name="T2">elem_attribs </text:span><text:span text:style-name="T2">el_att </text:span><text:span text:style-name="T1">on</text:span><text:span text:style-name="T2"> </text:span><text:span text:style-name="T2">el.elem_id = </text:span><text:span text:style-name="T2">el_att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</text:span><text:span text:style-name="T2">vals gr_a_v </text:span><text:span text:style-name="T1">on</text:span><text:span text:style-name="T2"> </text:span><text:span text:style-name="T2">el_att.gr_attr</text:span><text:span text:style-name="T2">ib_val_id = </text:span><text:span text:style-name="T2">gr_a_v.gr_attr</text:span><text:span text:style-name="T2">ib_val_id</text:span></text:p>
            <text:p><text:span text:style-name="T1">left</text:span><text:span text:style-name="T2"> </text:span><text:span text:style-name="T1">join</text:span><text:span text:style-name="T2"> </text:span><text:span text:style-name="T2">group_attribs </text:span><text:span text:style-name="T2">gr_a </text:span><text:span text:style-name="T1">on</text:span><text:span text:style-name="T2"> </text:span><text:span text:style-name="T2">gr_a_v.gr_attr</text:span><text:span text:style-name="T2">ib_id = </text:span><text:span text:style-name="T2">gr_a.gr_attrib</text:span><text:span text:style-name="T2">_id</text:span></text:p>
            <text:p><text:span text:style-name="T1">where</text:span><text:span text:style-name="T2"> </text:span><text:span text:style-name="T2">(gr_a.gr_attri</text:span><text:span text:style-name="T2">b_id = </text:span><text:span text:style-name="T5">2</text:span><text:span text:style-name="T2"> </text:span><text:span text:style-name="T1">and</text:span><text:span text:style-name="T2"> </text:span><text:span text:style-name="T2">el_att.gr_attr</text:span><text:span text:style-name="T2">ib_val_id = </text:span><text:span text:style-name="T5">6</text:span><text:span text:style-name="T2">)</text:span></text:p>
          </table:table-cell>
          <table:table-cell table:style-name="ce21" table:formula="oooc:=HYPERLINK(&quot;#articles_3.A1&quot;;&quot;LINK&quot;)" office:value-type="string" office:string-value="LINK">
            <text:p>LINK</text:p>
          </table:table-cell>
          <table:table-cell/>
        </table:table-row>
        <table:table-row table:style-name="ro13" table:number-rows-repeated="4">
          <table:table-cell table:style-name="ce6"/>
          <table:table-cell table:style-name="ce13" table:number-columns-repeated="2"/>
          <table:table-cell table:style-name="ce18"/>
          <table:table-cell table:style-name="ce22"/>
          <table:table-cell/>
        </table:table-row>
        <table:table-row table:style-name="ro13" table:number-rows-repeated="12">
          <table:table-cell table:style-name="ce7"/>
          <table:table-cell table:number-columns-repeated="3"/>
          <table:table-cell table:style-name="ce23"/>
          <table:table-cell/>
        </table:table-row>
        <table:table-row table:style-name="ro13" table:number-rows-repeated="10">
          <table:table-cell table:style-name="ce7"/>
          <table:table-cell table:number-columns-repeated="5"/>
        </table:table-row>
        <table:table-row table:style-name="ro13" table:number-rows-repeated="65497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articles_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row table:style-name="ro13">
          <table:table-cell table:number-columns-repeated="6"/>
        </table:table-row>
        <table:table-row table:style-name="ro14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5"/>
        </table:table-row>
        <table:table-row table:style-name="ro13">
          <table:table-cell table:number-columns-repeated="6"/>
        </table:table-row>
        <table:table-row table:style-name="ro3">
          <table:table-cell/>
          <table:table-cell table:style-name="ce26" office:value-type="string">
            <text:p>ART_ID</text:p>
          </table:table-cell>
          <table:table-cell table:style-name="ce26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6" office:value-type="string">
            <text:p>GR_ATTRIB_DESC</text:p>
          </table:table-cell>
          <table:table-cell table:style-name="ce27" office:value-type="string">
            <text:p>GR_ATTRIB_VAL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5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3" table:number-rows-repeated="65469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articles_2" table:style-name="ta1" table:print="false"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row table:style-name="ro13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 table:style-name="ce28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/>
          <table:table-cell table:style-name="ce9"/>
          <table:table-cell table:number-columns-repeated="3"/>
        </table:table-row>
        <table:table-row table:style-name="ro13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/>
          <table:table-cell table:style-name="ce26" office:value-type="string">
            <text:p>ART_ID</text:p>
          </table:table-cell>
          <table:table-cell table:style-name="ce26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6" office:value-type="string">
            <text:p>ADD_OP_DESC</text:p>
          </table:table-cell>
          <table:table-cell table:style-name="ce26" office:value-type="string">
            <text:p>ADD_OP_ATTRIB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LOWE6K</text:p>
          </table:table-cell>
          <table:table-cell office:value-type="string">
            <text:p>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OWE6K</text:p>
          </table:table-cell>
          <table:table-cell office:value-type="string">
            <text:p>staklo Low-E 6mm kaljena prednja strana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DIST12</text:p>
          </table:table-cell>
          <table:table-cell office:value-type="string">
            <text:p>distancer 12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AM6K</text:p>
          </table:table-cell>
          <table:table-cell office:value-type="string">
            <text:p>staklo Lamistal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LAM8K</text:p>
          </table:table-cell>
          <table:table-cell office:value-type="string">
            <text:p>staklo Lamistal 8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table:number-columns-repeated="2" office:value-type="string">
            <text:p>&lt;NULL&gt;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DIST8</text:p>
          </table:table-cell>
          <table:table-cell office:value-type="string">
            <text:p>distancer 8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DIST10</text:p>
          </table:table-cell>
          <table:table-cell office:value-type="string">
            <text:p>distancer 10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3" table:number-rows-repeated="65505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articles_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9"/>
        <table:table-row table:style-name="ro13">
          <table:table-cell table:style-name="ce9"/>
          <table:table-cell table:number-columns-repeated="3"/>
        </table:table-row>
        <table:table-row table:style-name="ro1">
          <table:table-cell table:style-name="ce28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3"/>
        </table:table-row>
        <table:table-row table:style-name="ro13">
          <table:table-cell table:style-name="ce9"/>
          <table:table-cell table:number-columns-repeated="3"/>
        </table:table-row>
        <table:table-row table:style-name="ro3">
          <table:table-cell/>
          <table:table-cell table:style-name="ce26" office:value-type="string">
            <text:p>ART_ID</text:p>
          </table:table-cell>
          <table:table-cell table:style-name="ce26" office:value-type="string">
            <text:p>MATCH_CODE</text:p>
          </table:table-cell>
          <table:table-cell table:style-name="ce8" office:value-type="string">
            <text:p>ART_DESC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</table:table-row>
        <table:table-row table:style-name="ro16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</table:table-row>
        <table:table-row table:style-name="ro13" table:number-rows-repeated="65525">
          <table:table-cell table:number-columns-repeated="4"/>
        </table:table-row>
        <table:table-row table:style-name="ro13">
          <table:table-cell table:number-columns-repeated="4"/>
        </table:table-row>
      </table:table>
      <table:table table:name="documents_1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ce9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ce9"/>
        <table:table-column table:style-name="co33" table:default-cell-style-name="Default"/>
        <table:table-column table:style-name="co34" table:default-cell-style-name="Default"/>
        <table:table-row table:style-name="ro13">
          <table:table-cell table:number-columns-repeated="16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5"/>
        </table:table-row>
        <table:table-row table:style-name="ro13">
          <table:table-cell table:number-columns-repeated="16"/>
        </table:table-row>
        <table:table-row table:style-name="ro3">
          <table:table-cell/>
          <table:table-cell table:style-name="ce26" office:value-type="string">
            <text:p>DOC_NO</text:p>
          </table:table-cell>
          <table:table-cell table:style-name="ce26" office:value-type="string">
            <text:p>CUST_ID</text:p>
          </table:table-cell>
          <table:table-cell table:style-name="ce26" office:value-type="string">
            <text:p>DOC_DATE</text:p>
          </table:table-cell>
          <table:table-cell table:style-name="ce26" office:value-type="string">
            <text:p>DOC_DELIVERY_DATE</text:p>
          </table:table-cell>
          <table:table-cell table:style-name="ce26" office:value-type="string">
            <text:p>DOC_DELIVERY_TIME</text:p>
          </table:table-cell>
          <table:table-cell table:style-name="ce26" office:value-type="string">
            <text:p>DOC_SHIPMENT_PLACE</text:p>
          </table:table-cell>
          <table:table-cell table:style-name="ce26" office:value-type="string">
            <text:p>CONT_ID</text:p>
          </table:table-cell>
          <table:table-cell table:style-name="ce8" office:value-type="string">
            <text:p>CONTACT_DESC</text:p>
          </table:table-cell>
          <table:table-cell table:style-name="ce26" office:value-type="string">
            <text:p>DOC_PAY_ID</text:p>
          </table:table-cell>
          <table:table-cell table:style-name="ce26" office:value-type="string">
            <text:p>DOC_PAID</text:p>
          </table:table-cell>
          <table:table-cell table:style-name="ce26" office:value-type="string">
            <text:p>DOC_PAY_DESC</text:p>
          </table:table-cell>
          <table:table-cell table:style-name="ce26" office:value-type="string">
            <text:p>DOC_PRIORITY</text:p>
          </table:table-cell>
          <table:table-cell table:style-name="ce8" office:value-type="string">
            <text:p>DOC_DESC</text:p>
          </table:table-cell>
          <table:table-cell table:style-name="ce26" office:value-type="string">
            <text:p>DOC_STATUS</text:p>
          </table:table-cell>
          <table:table-cell table:style-name="ce26" office:value-type="string">
            <text:p>OPERATER_ID</text:p>
          </table:table-cell>
        </table:table-row>
        <table:table-row table:style-name="ro16">
          <table:table-cell/>
          <table:table-cell table:number-columns-repeated="2" office:value-type="float" office:value="1">
            <text:p>1</text:p>
          </table:table-cell>
          <table:table-cell table:style-name="ce29" office:value-type="date" office:date-value="2006-10-28">
            <text:p>28.10.2006</text:p>
          </table:table-cell>
          <table:table-cell table:style-name="ce29" office:value-type="date" office:date-value="2006-10-30">
            <text:p>30.10.2006</text:p>
          </table:table-cell>
          <table:table-cell table:style-name="ce30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float" office:value="1">
            <text:p>1</text:p>
          </table:table-cell>
          <table:table-cell office:value-type="string">
            <text:p>Ako ga ne bude zvati Biserku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8">
          <table:table-cell/>
          <table:table-cell table:number-columns-repeated="2" office:value-type="float" office:value="2">
            <text:p>2</text:p>
          </table:table-cell>
          <table:table-cell table:style-name="ce29" office:value-type="date" office:date-value="2006-10-13">
            <text:p>13.10.2006</text:p>
          </table:table-cell>
          <table:table-cell table:style-name="ce29" office:value-type="date" office:date-value="2006-11-05">
            <text:p>5.11.2006</text:p>
          </table:table-cell>
          <table:table-cell/>
          <table:table-cell office:value-type="string">
            <text:p>Robna kuća kiseljak</text:p>
          </table:table-cell>
          <table:table-cell office:value-type="float" office:value="4">
            <text:p>4</text:p>
          </table:table-cell>
          <table:table-cell office:value-type="string">
            <text:p>Kontaktirati vozača kada bude trebao doći po narudžbu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ontaktirati ih pred isporuku da se vidi da li treba slati majstore na ugradnju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  <table:table-row table:style-name="ro13" table:number-rows-repeated="65529">
          <table:table-cell table:number-columns-repeated="16"/>
        </table:table-row>
        <table:table-row table:style-name="ro13">
          <table:table-cell table:number-columns-repeated="16"/>
        </table:table-row>
      </table:table>
      <table:table table:name="documents_2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3" table:default-cell-style-name="Default"/>
        <table:table-row table:style-name="ro13">
          <table:table-cell table:number-columns-repeated="12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1"/>
        </table:table-row>
        <table:table-row table:style-name="ro13">
          <table:table-cell table:number-columns-repeated="12"/>
        </table:table-row>
        <table:table-row table:style-name="ro13">
          <table:table-cell/>
          <table:table-cell table:style-name="ce26" office:value-type="string">
            <text:p>DOC_NO</text:p>
          </table:table-cell>
          <table:table-cell table:style-name="ce26" office:value-type="string">
            <text:p>DOC_DATE</text:p>
          </table:table-cell>
          <table:table-cell table:style-name="ce26" office:value-type="string">
            <text:p>DOC_DELIVERY_DATE</text:p>
          </table:table-cell>
          <table:table-cell table:style-name="ce26" office:value-type="string">
            <text:p>DOC_DELIVERY_TIME</text:p>
          </table:table-cell>
          <table:table-cell table:style-name="ce26" office:value-type="string">
            <text:p>DOC_SHIPMENT_PLACE</text:p>
          </table:table-cell>
          <table:table-cell table:style-name="ce26" office:value-type="string">
            <text:p>CUST_DESC</text:p>
          </table:table-cell>
          <table:table-cell table:style-name="ce26" office:value-type="string">
            <text:p>CONT_DESC</text:p>
          </table:table-cell>
          <table:table-cell table:style-name="ce26" office:value-type="string">
            <text:p>DOC_PAY_ID</text:p>
          </table:table-cell>
          <table:table-cell table:style-name="ce26" office:value-type="string">
            <text:p>DOC_PRIORITY</text:p>
          </table:table-cell>
          <table:table-cell table:style-name="ce26" office:value-type="string">
            <text:p>DOC_STATUS</text:p>
          </table:table-cell>
          <table:table-cell table:style-name="ce26" office:value-type="string">
            <text:p>OPERATER_ID</text:p>
          </table:table-cell>
        </table:table-row>
        <table:table-row table:style-name="ro13">
          <table:table-cell/>
          <table:table-cell office:value-type="float" office:value="1">
            <text:p>1</text:p>
          </table:table-cell>
          <table:table-cell table:style-name="ce29" office:value-type="date" office:date-value="2006-10-28">
            <text:p>28.10.2006</text:p>
          </table:table-cell>
          <table:table-cell table:style-name="ce29" office:value-type="date" office:date-value="2006-10-30">
            <text:p>30.10.2006</text:p>
          </table:table-cell>
          <table:table-cell table:style-name="ce30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string">
            <text:p>Termoglas d.o.o. Kiseljak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3">
          <table:table-cell/>
          <table:table-cell office:value-type="float" office:value="2">
            <text:p>2</text:p>
          </table:table-cell>
          <table:table-cell table:style-name="ce29" office:value-type="date" office:date-value="2006-10-13">
            <text:p>13.10.2006</text:p>
          </table:table-cell>
          <table:table-cell table:style-name="ce29" office:value-type="date" office:date-value="2006-11-05">
            <text:p>5.11.2006</text:p>
          </table:table-cell>
          <table:table-cell/>
          <table:table-cell office:value-type="string">
            <text:p>Robna kuća kiseljak</text:p>
          </table:table-cell>
          <table:table-cell office:value-type="string">
            <text:p>Stilles d.o.o Kiseljak</text:p>
          </table:table-cell>
          <table:table-cell office:value-type="string">
            <text:p>Šerif Bab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</table:table>
      <table:table table:name="docs_items_1" table:style-name="ta1" table:print="false"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7" table:default-cell-style-name="Default"/>
        <table:table-column table:style-name="co46" table:default-cell-style-name="ce31"/>
        <table:table-column table:style-name="co47" table:default-cell-style-name="ce31"/>
        <table:table-column table:style-name="co48" table:default-cell-style-name="ce31"/>
        <table:table-column table:style-name="co49" table:default-cell-style-name="ce7"/>
        <table:table-column table:style-name="co50" table:default-cell-style-name="Default"/>
        <table:table-column table:style-name="co7" table:default-cell-style-name="Default"/>
        <table:table-row table:style-name="ro13">
          <table:table-cell table:number-columns-repeated="10"/>
        </table:table-row>
        <table:table-row table:style-name="ro16">
          <table:table-cell table:style-name="ce28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9"/>
        </table:table-row>
        <table:table-row table:style-name="ro13">
          <table:table-cell table:number-columns-repeated="10"/>
        </table:table-row>
        <table:table-row table:style-name="ro13">
          <table:table-cell/>
          <table:table-cell table:style-name="ce26" office:value-type="string">
            <text:p>DOC_NO</text:p>
          </table:table-cell>
          <table:table-cell table:style-name="ce26" office:value-type="string">
            <text:p>DOC_ITEM_NO</text:p>
          </table:table-cell>
          <table:table-cell table:style-name="ce26" office:value-type="string">
            <text:p>ART_ID</text:p>
          </table:table-cell>
          <table:table-cell table:style-name="ce32" office:value-type="string">
            <text:p>DOC_ITEM_WIDTH</text:p>
          </table:table-cell>
          <table:table-cell table:style-name="ce32" office:value-type="string">
            <text:p>DOC_ITEM_HEIGH</text:p>
          </table:table-cell>
          <table:table-cell table:style-name="ce32" office:value-type="string">
            <text:p>DOC_ITEM_QTTY</text:p>
          </table:table-cell>
          <table:table-cell table:style-name="ce33" office:value-type="string">
            <text:p>DOC_ITEM_SCHEMA</text:p>
          </table:table-cell>
          <table:table-cell table:style-name="ce26" office:value-type="string">
            <text:p>DOC_ITEM_DESC</text:p>
          </table:table-cell>
          <table:table-cell table:style-name="ce26"/>
        </table:table-row>
        <table:table-row table:style-name="ro13"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50.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Kontaktirati Kenana za uzorke</text:p>
          </table:table-cell>
          <table:table-cell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Kontaktirati Kenana za uzorke</text:p>
          </table:table-cell>
          <table:table-cell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Kontaktirati Kenana za uzorke</text:p>
          </table:table-cell>
          <table:table-cell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Kontaktirati Kenana za uzorke</text:p>
          </table:table-cell>
          <table:table-cell/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3">
          <table:table-cell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250.0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50.00</text:p>
          </table:table-cell>
          <table:table-cell office:value-type="string">
            <text:p>100.5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125.25</text:p>
          </table:table-cell>
          <table:table-cell office:value-type="string">
            <text:p>133.8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0.00</text:p>
          </table:table-cell>
          <table:table-cell office:value-type="string">
            <text:p>156.0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3" table:number-rows-repeated="65522">
          <table:table-cell table:number-columns-repeated="10"/>
        </table:table-row>
        <table:table-row table:style-name="ro13">
          <table:table-cell table:number-columns-repeated="10"/>
        </table:table-row>
      </table:table>
      <table:table table:name="docs_items_2" table:style-name="ta1" table:print="false">
        <table:table-column table:style-name="co2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9"/>
        <table:table-column table:style-name="co54" table:default-cell-style-name="ce31"/>
        <table:table-column table:style-name="co55" table:default-cell-style-name="ce31"/>
        <table:table-column table:style-name="co47" table:default-cell-style-name="ce31"/>
        <table:table-row table:style-name="ro13">
          <table:table-cell table:number-columns-repeated="7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13">
          <table:table-cell table:number-columns-repeated="7"/>
        </table:table-row>
        <table:table-row table:style-name="ro3">
          <table:table-cell/>
          <table:table-cell table:style-name="ce26" office:value-type="string">
            <text:p>DOC_ITEM_NO</text:p>
          </table:table-cell>
          <table:table-cell table:style-name="ce26" office:value-type="string">
            <text:p>ART_ID</text:p>
          </table:table-cell>
          <table:table-cell table:style-name="ce8" office:value-type="string">
            <text:p>ART_DESC</text:p>
          </table:table-cell>
          <table:table-cell table:style-name="ce32" office:value-type="string">
            <text:p>DOC_ITEM_HEIGH</text:p>
          </table:table-cell>
          <table:table-cell table:style-name="ce32" office:value-type="string">
            <text:p>DOC_ITEM_WIDTH</text:p>
          </table:table-cell>
          <table:table-cell table:style-name="ce32" office:value-type="string">
            <text:p>DOC_ITEM_QTTY</text:p>
          </table:table-cell>
        </table:table-row>
        <table:table-row table:style-name="ro16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300">
            <text:p>300</text:p>
          </table:table-cell>
          <table:table-cell office:value-type="string">
            <text:p>250.2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5.2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10.00</text:p>
          </table:table-cell>
          <table:table-cell office:value-type="float" office:value="6">
            <text:p>6</text:p>
          </table:table-cell>
        </table:table-row>
        <table:table-row table:style-name="ro13" table:number-rows-repeated="65527">
          <table:table-cell table:number-columns-repeated="7"/>
        </table:table-row>
        <table:table-row table:style-name="ro13">
          <table:table-cell table:number-columns-repeated="7"/>
        </table:table-row>
      </table:table>
      <table:table table:name="contacts_customers" table:style-name="ta1" table:print="false">
        <table:table-column table:style-name="co7" table:default-cell-style-name="Default"/>
        <table:table-column table:style-name="co2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3">
          <table:table-cell table:number-columns-repeated="9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8"/>
        </table:table-row>
        <table:table-row table:style-name="ro13">
          <table:table-cell table:number-columns-repeated="9"/>
        </table:table-row>
        <table:table-row table:style-name="ro13">
          <table:table-cell/>
          <table:table-cell table:style-name="ce26" office:value-type="string">
            <text:p>CONT_ID</text:p>
          </table:table-cell>
          <table:table-cell table:style-name="ce26" office:value-type="string">
            <text:p>CONT_DESC</text:p>
          </table:table-cell>
          <table:table-cell table:style-name="ce26" office:value-type="string">
            <text:p>CUST_ID</text:p>
          </table:table-cell>
          <table:table-cell table:style-name="ce26" office:value-type="string">
            <text:p>CUST_DESC</text:p>
          </table:table-cell>
          <table:table-cell table:style-name="ce26" office:value-type="string">
            <text:p>CUST_ADDR</text:p>
          </table:table-cell>
          <table:table-cell table:style-name="ce26" office:value-type="string">
            <text:p>CUST_TEL</text:p>
          </table:table-cell>
          <table:table-cell table:style-name="ce26" office:value-type="string">
            <text:p>CONT_TEL</text:p>
          </table:table-cell>
          <table:table-cell table:style-name="ce26" office:value-type="string">
            <text:p>CONT_ADD_DESC</text:p>
          </table:table-cell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1 222 333 444 555</text:p>
          </table:table-cell>
          <table:table-cell office:value-type="string">
            <text:p>Šef sektora prodaje</text:p>
          </table:table-cell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string">
            <text:p>Biserka Paš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3 222 888 1111 2222</text:p>
          </table:table-cell>
          <table:table-cell office:value-type="string">
            <text:p>Stručni organ nadzora</text:p>
          </table:table-cell>
        </table:table-row>
        <table:table-row table:style-name="ro13">
          <table:table-cell/>
          <table:table-cell office:value-type="float" office:value="3">
            <text:p>3</text:p>
          </table:table-cell>
          <table:table-cell office:value-type="string">
            <text:p>Kemal Rizvanov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5 111 111113222</text:p>
          </table:table-cell>
          <table:table-cell office:value-type="string">
            <text:p>Magacioner</text:p>
          </table:table-cell>
        </table:table-row>
        <table:table-row table:style-name="ro13">
          <table:table-cell/>
          <table:table-cell office:value-type="float" office:value="4">
            <text:p>4</text:p>
          </table:table-cell>
          <table:table-cell office:value-type="string">
            <text:p>Šerif Bab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0 11242222</text:p>
          </table:table-cell>
          <table:table-cell office:value-type="string">
            <text:p>Vozač - dostavljač</text:p>
          </table:table-cell>
        </table:table-row>
        <table:table-row table:style-name="ro13">
          <table:table-cell/>
          <table:table-cell office:value-type="float" office:value="5">
            <text:p>5</text:p>
          </table:table-cell>
          <table:table-cell office:value-type="string">
            <text:p>Nisvet Hodž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1 991, 061 222 111 4444, 030 119 911</text:p>
          </table:table-cell>
          <table:table-cell office:value-type="string">
            <text:p>Glavni majstor proizvodnje</text:p>
          </table:table-cell>
        </table:table-row>
      </table:table>
      <table:table table:name="docs_log_1" table:style-name="ta1" table:print="false">
        <table:table-column table:style-name="co7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0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6" table:default-cell-style-name="Default"/>
        <table:table-column table:style-name="co71" table:default-cell-style-name="ce9"/>
        <table:table-column table:style-name="co27" table:default-cell-style-name="ce9"/>
        <table:table-column table:style-name="co7" table:number-columns-repeated="242" table:default-cell-style-name="Default"/>
        <table:table-row table:style-name="ro13">
          <table:table-cell table:number-columns-repeated="256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255"/>
        </table:table-row>
        <table:table-row table:style-name="ro13">
          <table:table-cell table:number-columns-repeated="256"/>
        </table:table-row>
        <table:table-row table:style-name="ro3">
          <table:table-cell table:style-name="ce26"/>
          <table:table-cell table:style-name="ce26" office:value-type="string">
            <text:p>DOC_NO</text:p>
          </table:table-cell>
          <table:table-cell table:style-name="ce26" office:value-type="string">
            <text:p>DOC_LOG_NO</text:p>
          </table:table-cell>
          <table:table-cell table:style-name="ce26" office:value-type="string">
            <text:p>DOC_LOG_DATE</text:p>
          </table:table-cell>
          <table:table-cell table:style-name="ce26" office:value-type="string">
            <text:p>DOC_LOG_TIME</text:p>
          </table:table-cell>
          <table:table-cell table:style-name="ce26" office:value-type="string">
            <text:p>OPERATER_ID</text:p>
          </table:table-cell>
          <table:table-cell table:style-name="ce26" office:value-type="string">
            <text:p>DOC_LOG_TYPE</text:p>
          </table:table-cell>
          <table:table-cell table:style-name="ce26" office:value-type="string">
            <text:p>DOC_LOG_DESC</text:p>
          </table:table-cell>
          <table:table-cell table:style-name="ce26" office:value-type="string">
            <text:p>DOC_LOG_ITEM_NO</text:p>
          </table:table-cell>
          <table:table-cell table:style-name="ce26" office:value-type="string">
            <text:p>DOC_LOG_ITEM_ACTION</text:p>
          </table:table-cell>
          <table:table-cell table:style-name="ce26" office:value-type="string">
            <text:p>ART_ID</text:p>
          </table:table-cell>
          <table:table-cell table:style-name="ce26" office:value-type="string">
            <text:p>C_1</text:p>
          </table:table-cell>
          <table:table-cell table:style-name="ce8" office:value-type="string">
            <text:p>C_2</text:p>
          </table:table-cell>
          <table:table-cell table:style-name="ce8" office:value-type="string">
            <text:p>C_3</text:p>
          </table:table-cell>
          <table:table-cell table:style-name="ce26" office:value-type="string">
            <text:p>NUM_1</text:p>
          </table:table-cell>
          <table:table-cell table:style-name="ce26" office:value-type="string">
            <text:p>NUM_2</text:p>
          </table:table-cell>
          <table:table-cell table:style-name="ce26" office:value-type="string">
            <text:p>NUM_3</text:p>
          </table:table-cell>
          <table:table-cell table:style-name="ce26" office:value-type="string">
            <text:p>INT_1</text:p>
          </table:table-cell>
          <table:table-cell table:style-name="ce26" office:value-type="string">
            <text:p>INT_2</text:p>
          </table:table-cell>
          <table:table-cell table:style-name="ce26" office:value-type="string">
            <text:p>INT_3</text:p>
          </table:table-cell>
          <table:table-cell table:style-name="ce26" office:value-type="string">
            <text:p>INT_4</text:p>
          </table:table-cell>
          <table:table-cell table:style-name="ce26" office:value-type="string">
            <text:p>INT_5</text:p>
          </table:table-cell>
          <table:table-cell table:style-name="ce26" office:value-type="string">
            <text:p>DATE_1</text:p>
          </table:table-cell>
          <table:table-cell table:style-name="ce26" office:value-type="string">
            <text:p>DATE_2</text:p>
          </table:table-cell>
          <table:table-cell table:style-name="ce26" office:value-type="string">
            <text:p>DATE_3</text:p>
          </table:table-cell>
          <table:table-cell table:style-name="ce26" table:number-columns-repeated="231"/>
        </table:table-row>
        <table:table-row table:style-name="ro16">
          <table:table-cell/>
          <table:table-cell table:number-columns-repeated="2" office:value-type="float" office:value="1">
            <text:p>1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string">
            <text:p>formirani inicijalni podaci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style-name="ce30" office:value-type="time" office:time-value="PT15H00M00S">
            <text:p>15:00:00</text:p>
          </table:table-cell>
          <table:table-cell office:value-type="string">
            <text:p>Ako ga ne bude zvati Biserku</text:p>
          </table:table-cell>
          <table:table-cell office:value-type="string">
            <text:p>Kiseljak, tržni centar</text:p>
          </table:table-cell>
          <table:table-cell table:number-columns-repeated="3" office:value-type="string">
            <text:p>&lt;NULL&gt;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&lt;NULL&gt;</text:p>
          </table:table-cell>
          <table:table-cell table:style-name="ce29" office:value-type="date" office:date-value="2006-10-28">
            <text:p>28.10.2006</text:p>
          </table:table-cell>
          <table:table-cell table:style-name="ce29" office:value-type="date" office:date-value="2006-10-30">
            <text:p>30.10.2006</text:p>
          </table:table-cell>
          <table:table-cell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office:value-type="string">
            <text:p>formirani podaci o vrsti placanja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number-columns-repeated="3"/>
          <table:table-cell table:number-columns-repeated="3" office:value-type="string">
            <text:p>&lt;NULL&gt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50.20</text:p>
          </table:table-cell>
          <table:table-cell office:value-type="string">
            <text:p>30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2">
            <text:p>2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3">
            <text:p>3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3" table:number-rows-repeated="65525">
          <table:table-cell table:number-columns-repeated="256"/>
        </table:table-row>
        <table:table-row table:style-name="ro1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date-style style:name="N107">
      <number:day/>
      <number:text>.</number:text>
      <number:month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12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7:02</meta:creation-date>
    <dc:date>2006-11-30T12:55:35</dc:date>
    <dc:language>en-US</dc:language>
    <meta:editing-cycles>33</meta:editing-cycles>
    <meta:editing-duration>PT1H47M31S</meta:editing-duration>
    <meta:user-defined meta:name="Info 1"/>
    <meta:user-defined meta:name="Info 2"/>
    <meta:user-defined meta:name="Info 3"/>
    <meta:user-defined meta:name="Info 4"/>
    <meta:document-statistic meta:table-count="10" meta:cell-count="911"/>
  </office:meta>
</office:document-meta>
</file>